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423cm" style:contextual-spacing="false" fo:line-height="138%" style:writing-mode="lr-tb"/>
      <style:text-properties fo:font-variant="normal" fo:text-transform="none" fo:color="#595959" loext:opacity="100%" style:text-line-through-style="none" style:text-line-through-type="none" style:font-name="Arial" fo:font-size="18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loext:graphic-properties draw:fill="none" draw:fill-color="#ffffff"/>
      <style:paragraph-properties fo:margin-top="0cm" fo:margin-bottom="0.423cm" style:contextual-spacing="false" fo:line-height="138%" fo:background-color="transparent" fo:padding="0cm" fo:border="none" style:writing-mode="lr-tb"/>
      <style:text-properties fo:font-variant="normal" fo:text-transform="none" fo:color="#595959" loext:opacity="100%" style:text-line-through-style="none" style:text-line-through-type="none" style:font-name="Arial" fo:font-size="18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2">
      <loext:graphic-properties draw:fill="none" draw:fill-color="#ffffff"/>
      <style:paragraph-properties fo:margin-top="0cm" fo:margin-bottom="0.423cm" style:contextual-spacing="false" fo:line-height="138%" fo:background-color="transparent" fo:padding="0cm" fo:border="none" style:writing-mode="lr-tb"/>
      <style:text-properties fo:font-variant="normal" fo:text-transform="none" fo:color="#595959" loext:opacity="100%" style:text-line-through-style="none" style:text-line-through-type="none" style:font-name="Arial" fo:font-size="18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595959" loext:opacity="100%" style:text-line-through-style="none" style:text-line-through-type="none" style:font-name="Arial" fo:font-size="18pt" fo:font-style="normal" style:text-underline-style="none" fo:font-weight="normal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235d59d5-7fff-c915-d852-8ba2ed0c20cc"/>Реализована услуга оценки места для организации бизнеса. </text:p>
      <text:list xml:id="list2665184691" text:style-name="L1">
        <text:list-item>
          <text:p text:style-name="P2">Пользователь вводит адрес места, вид деятельности которую хочет реализовать в этом месте, количество сотрудников работающих в этом месте. </text:p>
        </text:list-item>
      </text:list>
      <text:p text:style-name="P1">Получает - </text:p>
      <text:list xml:id="list2324728311" text:style-name="L2">
        <text:list-item>
          <text:p text:style-name="P4">объем выручки которую он может получить с этой точки, Изменяя количества сотрудников получает величину выручки.</text:p>
        </text:list-item>
        <text:list-item>
          <text:p text:style-name="P4">График зависимости выручки от количества сотрудников.</text:p>
        </text:list-item>
        <text:list-item>
          <text:p text:style-name="P3">Оценка конкурентной среды (наличие конкурентов в зависимости от радиуса вокруг точки, конкурент с максимальной выручкой и с минимальной выручкой).</text:p>
        </text:list-item>
      </text:list>
      <text:p text:style-name="P1">II. Пользователь очерчивает район (центр + радиус), вид деятельности, сервис выдает список точек где наиболее выгодно организовывать бизнес. 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8T20:46:40.151308425</meta:creation-date>
    <dc:date>2021-05-18T20:48:26.094897922</dc:date>
    <meta:editing-duration>PT1M46S</meta:editing-duration>
    <meta:editing-cycles>1</meta:editing-cycles>
    <meta:document-statistic meta:table-count="0" meta:image-count="0" meta:object-count="0" meta:page-count="1" meta:paragraph-count="7" meta:word-count="89" meta:character-count="665" meta:non-whitespace-character-count="583"/>
    <meta:generator>LibreOffice/7.1.2.2$Linux_X86_64 LibreOffice_project/10$Build-2</meta:generator>
  </office:meta>
</office:document-meta>
</file>